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New" svg:font-family="'Courier New'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1965in"/>
    </style:style>
    <style:style style:name="P2" style:family="paragraph" style:parent-style-name="Text_20_body">
      <style:paragraph-properties fo:margin-top="0in" fo:margin-bottom="0.1965in" fo:text-align="start" style:justify-single-word="false"/>
    </style:style>
    <style:style style:name="P3" style:family="paragraph" style:parent-style-name="Text_20_body">
      <style:paragraph-properties fo:margin-top="0in" fo:margin-bottom="0.1965in" fo:text-align="end" style:justify-single-word="false"/>
    </style:style>
    <style:style style:name="P4" style:family="paragraph" style:parent-style-name="Text_20_body">
      <style:paragraph-properties fo:margin-top="0in" fo:margin-bottom="0.1965in" fo:text-align="start" style:justify-single-word="false"/>
      <style:text-properties style:text-line-through-style="none" style:text-underline-style="none" fo:font-weight="bold" style:text-blinking="false"/>
    </style:style>
    <style:style style:name="P5" style:family="paragraph" style:parent-style-name="Text_20_body">
      <style:text-properties fo:font-style="italic" style:font-style-asian="italic" style:font-style-complex="italic"/>
    </style:style>
    <style:style style:name="P6" style:family="paragraph" style:parent-style-name="Text_20_body">
      <style:text-properties fo:font-style="normal" style:font-style-asian="normal" style:font-style-complex="normal"/>
    </style:style>
    <style:style style:name="P7" style:family="paragraph" style:parent-style-name="Heading_20_1" style:master-page-name="HTML">
      <style:paragraph-properties style:page-number="auto"/>
    </style:style>
    <style:style style:name="T1" style:family="text">
      <style:text-properties style:text-line-through-style="none" style:text-underline-style="none" fo:font-weight="bold" style:text-blinking="false"/>
    </style:style>
    <style:style style:name="T2" style:family="text">
      <style:text-properties fo:font-weight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Certificate and revocation Archival for EJBCA </text:h>
      <text:p text:style-name="P1"/>
      <text:h text:style-name="Heading_20_2" text:outline-level="2">Introduction </text:h>
      <text:p text:style-name="P1">From syscheck 1.2 and on there is a script-based archival solution. </text:p>
      <text:p text:style-name="P1">New and revoked certificates are stored on local disk in a file-tree and optional remote SSH server. </text:p>
      <text:p text:style-name="P1"/>
      <text:h text:style-name="Heading_20_2" text:outline-level="2">Setup of syscheck</text:h>
      <text:p text:style-name="Text_20_body">First we need to configure 917_archive_file.sh that is a general archiving script. </text:p>
      <text:p text:style-name="Text_20_body">Do that by edit &lt;syscheck&gt;/conf/917.conf, make the directories “InTransitDir” and “ArchiveDir”. Also make sure that users of <text:s/>917_archive_file.sh can write to those directories. InTransitDir will be used as a temporary location when transferring files to remote hosts. ArchiveDir is the final destination on localhost.</text:p>
      <text:p text:style-name="P5"/>
      <text:p text:style-name="P5"># config for 917_archive_file.sh</text:p>
      <text:p text:style-name="P5">InTransitDir=/misc/cert-archive/intransit</text:p>
      <text:p text:style-name="P5">ArchiveDir=/misc/cert-archive/archive</text:p>
      <text:p text:style-name="P5"/>
      <text:p text:style-name="P5">#OUTFILE="${OUTPATH2}/archived-crl-${DATE}-${CRLLASTUPDATE2}-${CRLISSUER2}"</text:p>
      <text:p text:style-name="P5">OUTFILE="${OUTPATH2}/${CRLISSUER2}"</text:p>
      <text:p text:style-name="P5"/>
      <text:p text:style-name="P6">Now we'll configure the destinations for cert-, crl- and revocationarchiving.</text:p>
      <text:p text:style-name="P6">Edit &lt;syscheck&gt;/config/900.conf with your destinations.</text:p>
      <text:p text:style-name="P5"><text:span text:style-name="T3"/></text:p>
      <text:p text:style-name="P5"># config for related-available/900_export_cert.sh</text:p>
      <text:p text:style-name="P5"/>
      <text:p text:style-name="P5">### config ###</text:p>
      <text:p text:style-name="P5">OUTPATH=/misc/cert-archive/local</text:p>
      <text:p text:style-name="P5">CERTLOG=${OUTPATH}/exportcert.log</text:p>
      <text:p text:style-name="P5">DATE=`date +'%Y-%m-%d_%H.%m.%S'`</text:p>
      <text:p text:style-name="P5">DATE2=`date +'%Y/%m/%d'`</text:p>
      <text:p text:style-name="P5"/>
      <text:p text:style-name="P5">OUTPATH2="${OUTPATH}/${DATE2}"</text:p>
      <text:p text:style-name="P5"/>
      <text:p text:style-name="P5"># If you configure one or more REMOTE_HOST:s the archived certificate will also be stored on that host</text:p>
      <text:p text:style-name="P5">REMOTE_HOST[0]="192.168.158.131"</text:p>
      <text:p text:style-name="P5">REMOTE_USER[0]='htmf'</text:p>
      <text:p text:style-name="P5">REMOTE_DIR[0]='/misc/cert-archive/'</text:p>
      <text:p text:style-name="P5">SSHKEY[0]='/home/han/.ssh/id_rsa'</text:p>
      <text:p text:style-name="P5"/>
      <text:p text:style-name="P5">REMOTE_HOST[1]="127.0.0.1"</text:p>
      <text:p text:style-name="P5">REMOTE_USER[1]='han'</text:p>
      <text:p text:style-name="P5">REMOTE_DIR[1]='/misc/cert-archive/'</text:p>
      <text:p text:style-name="P5">SSHKEY[1]='/home/han/.ssh/id_rsa'</text:p>
      <text:p text:style-name="P5"/>
      <text:p text:style-name="P5"><text:soft-page-break/>### end config ###</text:p>
      <text:p text:style-name="P5"/>
      <text:p text:style-name="P6">You can add more destinations just copy the config block and add “1” to the config index.</text:p>
      <text:p text:style-name="P6">Like this:</text:p>
      <text:p text:style-name="P5">REMOTE_HOST[2]="127.0.0.1"</text:p>
      <text:p text:style-name="P5">REMOTE_USER[2]='han'</text:p>
      <text:p text:style-name="P5">REMOTE_DIR[2]='/misc/cert-archive/'</text:p>
      <text:p text:style-name="P5">SSHKEY[2]='/home/han/.ssh/id_rsa'</text:p>
      <text:p text:style-name="P6"><text:span text:style-name="T4"/></text:p>
      <text:p text:style-name="P6">Do the same with <text:s/></text:p>
      <text:p text:style-name="P6">&lt;syscheck&gt;/config/901.conf ( config for 901_export_revocation.sh)</text:p>
      <text:p text:style-name="P6">and</text:p>
      <text:p text:style-name="P6">&lt;syscheck&gt;/config/902.conf ( config for 902_export_crl.sh)</text:p>
      <text:h text:style-name="Heading_20_2" text:outline-level="2">Setup of publisher </text:h>
      <text:p text:style-name="P1"><text:bookmark text:name="menu"/>Go to: EJBCA Adminweb → ”<text:a xlink:type="simple" xlink:href="https://localhost:8443/ejbca/adminweb/ca/editpublishers/editpublishers.jsp" office:target-frame-name="mainFrame" xlink:show="replace">Edit Publishers</text:a>” → Add new name: ”Archival publisher” </text:p>
      <text:p text:style-name="P1"/>
      <text:p text:style-name="P1">Select/ enter the following: </text:p>
      <text:p text:style-name="P2"><text:span text:style-name="T1">Publisher Type:</text:span> ”Custom Publisher” </text:p>
      <text:p text:style-name="P2"><text:span text:style-name="T2">Class Path:</text:span> ”org.ejbca.core.model.ca.publisher.GeneralPurposeCustomPublisher” </text:p>
      <text:p text:style-name="P1"/>
      <text:p text:style-name="P3"/>
      <text:p text:style-name="P4">Properties of Custom Publisher: </text:p>
      <text:p text:style-name="P1"/>
      <text:p text:style-name="P1">crl.application /path/to/syscheck/related-enabled/902_export_crl.sh </text:p>
      <text:p text:style-name="P1">crl.failOnStandardError true </text:p>
      <text:p text:style-name="P1">crl.failOnErrorCode true </text:p>
      <text:p text:style-name="P1">cert.application /path/to/syscheck/related-enabled/900_export_cert.sh </text:p>
      <text:p text:style-name="P1">cert.failOnStandardError true </text:p>
      <text:p text:style-name="P1">cert.failOnErrorCode true </text:p>
      <text:p text:style-name="P1">revoke.application /path/to/syscheck/related-enabled/901_export_revocation.sh </text:p>
      <text:p text:style-name="P1">revoke.failOnStandardError true </text:p>
      <text:p text:style-name="P1">revoke.failOnErrorCode true </text:p>
      <text:p text:style-name="P1"/>
      <text:h text:style-name="Heading_20_2" text:outline-level="2"><text:soft-page-break/>Use the publisher on CA:s </text:h>
      <text:p text:style-name="P1">Go to: EJBCA Adminweb → ”Edit Certificate Authorites” </text:p>
      <text:p text:style-name="P1"/>
      <text:p text:style-name="P1">Select the CA you want CRL archival on, then click on edit CA </text:p>
      <text:p text:style-name="P1"/>
      <text:p text:style-name="P1">At ”CRL Publishers”: </text:p>
      <text:p text:style-name="P1">Select ”Archival publisher” </text:p>
      <text:p text:style-name="P1"/>
      <text:p text:style-name="P1">Do this for all CA:s you want CRL Archival for. </text:p>
      <text:p text:style-name="P1"/>
      <text:h text:style-name="Heading_20_2" text:outline-level="2">Use the publisher on Certificate profile:s </text:h>
      <text:p text:style-name="P1">Go to: EJBCA Adminweb → ”Edit Certifcate Profiles” </text:p>
      <text:p text:style-name="P1"/>
      <text:p text:style-name="P1">At: ”Publishers” </text:p>
      <text:p text:style-name="P1">Select ”Archival publisher” </text:p>
      <text:p text:style-name="P1">Do this for all Certificate profiles:s you want Certifcate Archival for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98in" fo:margin-right="0.0598in" fo:margin-top="0.0598in" fo:margin-bottom="0.0598in" fo:text-indent="0in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certificate-and-revovation-archival</dc:title>
    <meta:creation-date>2009-03-28T14:46:58</meta:creation-date>
    <dc:creator>Henrik Andreasson</dc:creator>
    <dc:date>2009-12-29T15:01:19</dc:date>
    <dc:language>en-US</dc:language>
    <meta:editing-cycles>2</meta:editing-cycles>
    <meta:editing-duration>PT11M37S</meta:editing-duration>
    <meta:hyperlink-behaviour office:target-frame-name="_top" xlink:show="replace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7" meta:word-count="446" meta:character-count="3033"/>
  </office:meta>
</office:document-meta>
</file>